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5mm"/>
    </style:style>
    <style:style style:name="co2" style:family="table-column">
      <style:table-column-properties fo:break-before="auto" style:column-width="8.57mm"/>
    </style:style>
    <style:style style:name="co3" style:family="table-column">
      <style:table-column-properties fo:break-before="auto" style:column-width="13.97mm"/>
    </style:style>
    <style:style style:name="co4" style:family="table-column">
      <style:table-column-properties fo:break-before="auto" style:column-width="44.94mm"/>
    </style:style>
    <style:style style:name="co5" style:family="table-column">
      <style:table-column-properties fo:break-before="auto" style:column-width="47.1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6.5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_ori.rep.ESs.CIs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tudy.order.CS</text:p>
          </table:table-cell>
          <table:table-cell table:number-columns-repeated="2" office:value-type="string" calcext:value-type="string">
            <text:p>RPP.study.number</text:p>
          </table:table-cell>
          <table:table-cell office:value-type="string" calcext:value-type="string">
            <text:p>ori.ES.CIs</text:p>
          </table:table-cell>
          <table:table-cell office:value-type="string" calcext:value-type="string">
            <text:p>rep.ES.CI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r(N=67) = .35 ± .22</text:p>
          </table:table-cell>
          <table:table-cell office:value-type="string" calcext:value-type="string">
            <text:p>r(N=75) = .16 ± .22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r(N=70) = .35 ± .22</text:p>
          </table:table-cell>
          <table:table-cell office:value-type="string" calcext:value-type="string">
            <text:p>r(N=180) = .15 ± .14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r(N=230047) = .02 ± 0</text:p>
          </table:table-cell>
          <table:table-cell office:value-type="string" calcext:value-type="string">
            <text:p>r(N=455326) = .02 ± 0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r(N=100) = .23 ± .19</text:p>
          </table:table-cell>
          <table:table-cell office:value-type="string" calcext:value-type="string">
            <text:p>r(N=200) = -.05 ± .14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r(N=36) = .38 ± .3</text:p>
          </table:table-cell>
          <table:table-cell office:value-type="string" calcext:value-type="string">
            <text:p>r(N=88) = -.03 ± .21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(N=98) = .21 ± .19</text:p>
          </table:table-cell>
          <table:table-cell office:value-type="string" calcext:value-type="string">
            <text:p>r(N=109) = .16 ± .19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r(N=133) = .21 ± .16</text:p>
          </table:table-cell>
          <table:table-cell office:value-type="string" calcext:value-type="string">
            <text:p>r(N=113) = .09 ± .18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r(N=48) = .38 ± .25</text:p>
          </table:table-cell>
          <table:table-cell office:value-type="string" calcext:value-type="string">
            <text:p>r(N=75) = .08 ± .23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r(N=57) = .23 ± .26</text:p>
          </table:table-cell>
          <table:table-cell office:value-type="string" calcext:value-type="string">
            <text:p>r(N=71) = .07 ± .24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r(N=103) = .38 ± .17</text:p>
          </table:table-cell>
          <table:table-cell office:value-type="string" calcext:value-type="string">
            <text:p>r(N=83) = -.04 ± .22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r(N=186) = .17 ± .14</text:p>
          </table:table-cell>
          <table:table-cell office:value-type="string" calcext:value-type="string">
            <text:p>r(N=280) = .04 ± .12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r(N=110) = .22 ± .18</text:p>
          </table:table-cell>
          <table:table-cell office:value-type="string" calcext:value-type="string">
            <text:p>r(N=222) = 0 ± .14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r(N=71) = .27 ± .22</text:p>
          </table:table-cell>
          <table:table-cell office:value-type="string" calcext:value-type="string">
            <text:p>r(N=148) = .07 ± .16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r(N=82) = .43 ± .18</text:p>
          </table:table-cell>
          <table:table-cell office:value-type="string" calcext:value-type="string">
            <text:p>r(N=71) = .11 ± .24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r(N=45) = .43 ± .25</text:p>
          </table:table-cell>
          <table:table-cell office:value-type="string" calcext:value-type="string">
            <text:p>r(N=135) = .01 ± .17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r(N=122) = .19 ± .17</text:p>
          </table:table-cell>
          <table:table-cell office:value-type="string" calcext:value-type="string">
            <text:p>r(N=226) = 0 ± .13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r(N=375) = .22 ± .1</text:p>
          </table:table-cell>
          <table:table-cell office:value-type="string" calcext:value-type="string">
            <text:p>r(N=177) = .07 ± .15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r(N=261) = .21 ± .12</text:p>
          </table:table-cell>
          <table:table-cell office:value-type="string" calcext:value-type="string">
            <text:p>r(N=251) = .04 ± .12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r(N=37) = .32 ± .3</text:p>
          </table:table-cell>
          <table:table-cell office:value-type="string" calcext:value-type="string">
            <text:p>r(N=120) = .2 ± .18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r(N=46) = .26 ± .28</text:p>
          </table:table-cell>
          <table:table-cell office:value-type="string" calcext:value-type="string">
            <text:p>r(N=70) = .16 ± .24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r(N=94) = .27 ± .19</text:p>
          </table:table-cell>
          <table:table-cell office:value-type="string" calcext:value-type="string">
            <text:p>r(N=141) = -.1 ± .16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r(N=50) = .3 ± .26</text:p>
          </table:table-cell>
          <table:table-cell office:value-type="string" calcext:value-type="string">
            <text:p>r(N=50) = .27 ± .27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r(N=52) = .5 ± .21</text:p>
          </table:table-cell>
          <table:table-cell office:value-type="string" calcext:value-type="string">
            <text:p>r(N=150) = .22 ± .16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r(N=85) = .21 ± .2</text:p>
          </table:table-cell>
          <table:table-cell office:value-type="string" calcext:value-type="string">
            <text:p>r(N=140) = .12 ± .16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r(N=55) = .4 ± .23</text:p>
          </table:table-cell>
          <table:table-cell office:value-type="string" calcext:value-type="string">
            <text:p>r(N=51) = .01 ± .28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r(N=163) = .14 ± .16</text:p>
          </table:table-cell>
          <table:table-cell office:value-type="string" calcext:value-type="string">
            <text:p>r(N=304) = .03 ± .11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r(N=91) = .32 ± .18</text:p>
          </table:table-cell>
          <table:table-cell office:value-type="string" calcext:value-type="string">
            <text:p>r(N=76) = -.14 ± .22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r(N=28) = .34 ± .35</text:p>
          </table:table-cell>
          <table:table-cell office:value-type="string" calcext:value-type="string">
            <text:p>r(N=61) = .29 ± .24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r(N=90) = .38 ± .18</text:p>
          </table:table-cell>
          <table:table-cell office:value-type="string" calcext:value-type="string">
            <text:p>r(N=1490) = -.04 ± .05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r(N=236) = .13 ± .12</text:p>
          </table:table-cell>
          <table:table-cell office:value-type="string" calcext:value-type="string">
            <text:p>r(N=1146) = .02 ± .06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r(N=86) = .22 ± .2</text:p>
          </table:table-cell>
          <table:table-cell office:value-type="string" calcext:value-type="string">
            <text:p>r(N=158) = .1 ± .16</text:p>
          </table:table-cell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r(N=280) = .55 ± .08</text:p>
          </table:table-cell>
          <table:table-cell office:value-type="string" calcext:value-type="string">
            <text:p>r(N=144) = .09 ± .16</text:p>
          </table:table-cell>
        </table:table-row>
        <table:table-row table:style-name="ro2"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r(N=126) = .68 ± .1</text:p>
          </table:table-cell>
          <table:table-cell office:value-type="string" calcext:value-type="string">
            <text:p>r(N=177) = .76 ± .06</text:p>
          </table:table-cell>
        </table:table-row>
        <table:table-row table:style-name="ro2"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r(N=32) = .57 ± .26</text:p>
          </table:table-cell>
          <table:table-cell office:value-type="string" calcext:value-type="string">
            <text:p>r(N=32) = .65 ± .22</text:p>
          </table:table-cell>
        </table:table-row>
        <table:table-row table:style-name="ro2"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r(N=115) = .21 ± .18</text:p>
          </table:table-cell>
          <table:table-cell office:value-type="string" calcext:value-type="string">
            <text:p>r(N=166) = -.05 ± .16</text:p>
          </table:table-cell>
        </table:table-row>
        <table:table-row table:style-name="ro2"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r(N=31) = .38 ± .32</text:p>
          </table:table-cell>
          <table:table-cell office:value-type="string" calcext:value-type="string">
            <text:p>r(N=43) = .25 ± .29</text:p>
          </table:table-cell>
        </table:table-row>
        <table:table-row table:style-name="ro2"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r(N=12) = .85 ± .24</text:p>
          </table:table-cell>
          <table:table-cell office:value-type="string" calcext:value-type="string">
            <text:p>r(N=24) = .83 ± .15</text:p>
          </table:table-cell>
        </table:table-row>
        <table:table-row table:style-name="ro2"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r(N=36) = .38 ± .3</text:p>
          </table:table-cell>
          <table:table-cell office:value-type="string" calcext:value-type="string">
            <text:p>r(N=70) = -.03 ± .24</text:p>
          </table:table-cell>
        </table:table-row>
        <table:table-row table:style-name="ro2"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r(N=28) = .37 ± .34</text:p>
          </table:table-cell>
          <table:table-cell office:value-type="string" calcext:value-type="string">
            <text:p>r(N=66) = .02 ± .24</text:p>
          </table:table-cell>
        </table:table-row>
        <table:table-row table:style-name="ro2"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r(N=25) = .25 ± .4</text:p>
          </table:table-cell>
          <table:table-cell office:value-type="string" calcext:value-type="string">
            <text:p>r(N=30) = .18 ± .36</text:p>
          </table:table-cell>
        </table:table-row>
        <table:table-row table:style-name="ro2"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r(N=119) = .21 ± .18</text:p>
          </table:table-cell>
          <table:table-cell office:value-type="string" calcext:value-type="string">
            <text:p>r(N=238) = .5 ± .09</text:p>
          </table:table-cell>
        </table:table-row>
        <table:table-row table:style-name="ro2"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r(N=684) = 0 ± .08</text:p>
          </table:table-cell>
          <table:table-cell office:value-type="string" calcext:value-type="string">
            <text:p>r(N=3597) = .11 ± .04</text:p>
          </table:table-cell>
        </table:table-row>
        <table:table-row table:style-name="ro2"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r(N=30) = .5 ± .3</text:p>
          </table:table-cell>
          <table:table-cell office:value-type="string" calcext:value-type="string">
            <text:p>r(N=58) = .1 ± .26</text:p>
          </table:table-cell>
        </table:table-row>
        <table:table-row table:style-name="ro2"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r(N=84) = .23 ± .2</text:p>
          </table:table-cell>
          <table:table-cell office:value-type="string" calcext:value-type="string">
            <text:p>r(N=125) = .04 ± .18</text:p>
          </table:table-cell>
        </table:table-row>
        <table:table-row table:style-name="ro2"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string" calcext:value-type="string">
            <text:p>r(N=82) = .59 ± .14</text:p>
          </table:table-cell>
          <table:table-cell office:value-type="string" calcext:value-type="string">
            <text:p>r(N=88) = .61 ± .13</text:p>
          </table:table-cell>
        </table:table-row>
        <table:table-row table:style-name="ro2"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r(N=57) = .17 ± .26</text:p>
          </table:table-cell>
          <table:table-cell office:value-type="string" calcext:value-type="string">
            <text:p>r(N=78) = .06 ± .23</text:p>
          </table:table-cell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r(N=80) = .77 ± .09</text:p>
          </table:table-cell>
          <table:table-cell office:value-type="string" calcext:value-type="string">
            <text:p>r(N=40) = .65 ± .2</text:p>
          </table:table-cell>
        </table:table-row>
        <table:table-row table:style-name="ro2"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string" calcext:value-type="string">
            <text:p>r(N=208) = .19 ± .14</text:p>
          </table:table-cell>
          <table:table-cell office:value-type="string" calcext:value-type="string">
            <text:p>r(N=263) = -.03 ± .12</text:p>
          </table:table-cell>
        </table:table-row>
        <table:table-row table:style-name="ro2"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r(N=208) = .19 ± .14</text:p>
          </table:table-cell>
          <table:table-cell office:value-type="string" calcext:value-type="string">
            <text:p>r(N=318) = .02 ± .11</text:p>
          </table:table-cell>
        </table:table-row>
        <table:table-row table:style-name="ro2"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r(N=43) = .4 ± .26</text:p>
          </table:table-cell>
          <table:table-cell office:value-type="string" calcext:value-type="string">
            <text:p>r(N=126) = 0 ± .18</text:p>
          </table:table-cell>
        </table:table-row>
        <table:table-row table:style-name="ro2"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r(N=70) = .43 ± .2</text:p>
          </table:table-cell>
          <table:table-cell office:value-type="string" calcext:value-type="string">
            <text:p>r(N=16) = .11 ± .53</text:p>
          </table:table-cell>
        </table:table-row>
        <table:table-row table:style-name="ro2"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r(N=53) = .31 ± .25</text:p>
          </table:table-cell>
          <table:table-cell office:value-type="string" calcext:value-type="string">
            <text:p>r(N=72) = -.03 ± .24</text:p>
          </table:table-cell>
        </table:table-row>
        <table:table-row table:style-name="ro2"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r(N=40) = .37 ± .28</text:p>
          </table:table-cell>
          <table:table-cell office:value-type="string" calcext:value-type="string">
            <text:p>r(N=95) = .41 ± .17</text:p>
          </table:table-cell>
        </table:table-row>
        <table:table-row table:style-name="ro2"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r(N=56) = .28 ± .24</text:p>
          </table:table-cell>
          <table:table-cell office:value-type="string" calcext:value-type="string">
            <text:p>r(N=51) = -.18 ± .28</text:p>
          </table:table-cell>
        </table:table-row>
        <table:table-row table:style-name="ro2"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(N=24) = .59 ± .29</text:p>
          </table:table-cell>
          <table:table-cell office:value-type="string" calcext:value-type="string">
            <text:p>r(N=29) = .15 ± .38</text:p>
          </table:table-cell>
        </table:table-row>
        <table:table-row table:style-name="ro2"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(N=24) = .61 ± .28</text:p>
          </table:table-cell>
          <table:table-cell office:value-type="string" calcext:value-type="string">
            <text:p>r(N=24) = .23 ± .4</text:p>
          </table:table-cell>
        </table:table-row>
        <table:table-row table:style-name="ro2"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(N=25) = .42 ± .35</text:p>
          </table:table-cell>
          <table:table-cell office:value-type="string" calcext:value-type="string">
            <text:p>r(N=32) = -.22 ± .35</text:p>
          </table:table-cell>
        </table:table-row>
        <table:table-row table:style-name="ro2"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(N=240) = .23 ± .12</text:p>
          </table:table-cell>
          <table:table-cell office:value-type="string" calcext:value-type="string">
            <text:p>r(N=270) = -.01 ± .12</text:p>
          </table:table-cell>
        </table:table-row>
        <table:table-row table:style-name="ro2"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(N=32) = .46 ± .3</text:p>
          </table:table-cell>
          <table:table-cell office:value-type="string" calcext:value-type="string">
            <text:p>r(N=48) = .13 ± .28</text:p>
          </table:table-cell>
        </table:table-row>
        <table:table-row table:style-name="ro2"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(N=24) = .59 ± .29</text:p>
          </table:table-cell>
          <table:table-cell office:value-type="string" calcext:value-type="string">
            <text:p>r(N=32) = .4 ± .31</text:p>
          </table:table-cell>
        </table:table-row>
        <table:table-row table:style-name="ro2"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(N=100) = .72 ± .1</text:p>
          </table:table-cell>
          <table:table-cell office:value-type="string" calcext:value-type="string">
            <text:p>r(N=15) = .13 ± .55</text:p>
          </table:table-cell>
        </table:table-row>
        <table:table-row table:style-name="ro2"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(N=48) = .56 ± .2</text:p>
          </table:table-cell>
          <table:table-cell office:value-type="string" calcext:value-type="string">
            <text:p>r(N=33) = -.11 ± .36</text:p>
          </table:table-cell>
        </table:table-row>
        <table:table-row table:style-name="ro2"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(N=32) = .7 ± .2</text:p>
          </table:table-cell>
          <table:table-cell office:value-type="string" calcext:value-type="string">
            <text:p>r(N=32) = .78 ± .16</text:p>
          </table:table-cell>
        </table:table-row>
        <table:table-row table:style-name="ro2"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r(N=22) = .67 ± .26</text:p>
          </table:table-cell>
          <table:table-cell office:value-type="string" calcext:value-type="string">
            <text:p>r(N=30) = .47 ± .3</text:p>
          </table:table-cell>
        </table:table-row>
        <table:table-row table:style-name="ro2"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r(N=48) = .18 ± .29</text:p>
          </table:table-cell>
          <table:table-cell office:value-type="string" calcext:value-type="string">
            <text:p>r(N=118) = .08 ± .18</text:p>
          </table:table-cell>
        </table:table-row>
        <table:table-row table:style-name="ro2"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r(N=36) = .52 ± .25</text:p>
          </table:table-cell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r(N=95) = .2 ± .2</text:p>
          </table:table-cell>
          <table:table-cell office:value-type="string" calcext:value-type="string">
            <text:p>r(N=242) = .25 ± .12</text:p>
          </table:table-cell>
        </table:table-row>
        <table:table-row table:style-name="ro2"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r(N=39) = .3 ± .3</text:p>
          </table:table-cell>
          <table:table-cell office:value-type="string" calcext:value-type="string">
            <text:p>r(N=47) = .43 ± .24</text:p>
          </table:table-cell>
        </table:table-row>
        <table:table-row table:style-name="ro2"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r(N=32) = .56 ± .26</text:p>
          </table:table-cell>
          <table:table-cell office:value-type="string" calcext:value-type="string">
            <text:p>r(N=21) = .4 ± .4</text:p>
          </table:table-cell>
        </table:table-row>
        <table:table-row table:style-name="ro2"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(N=96) = .22 ± .19</text:p>
          </table:table-cell>
          <table:table-cell office:value-type="string" calcext:value-type="string">
            <text:p>r(N=108) = .02 ± .19</text:p>
          </table:table-cell>
        </table:table-row>
        <table:table-row table:style-name="ro2"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r(N=18) = .22 ± .48</text:p>
          </table:table-cell>
          <table:table-cell office:value-type="string" calcext:value-type="string">
            <text:p>r(N=32) = .06 ± .36</text:p>
          </table:table-cell>
        </table:table-row>
        <table:table-row table:style-name="ro2"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r(N=154) = .36 ± .14</text:p>
          </table:table-cell>
          <table:table-cell office:value-type="string" calcext:value-type="string">
            <text:p>r(N=49) = .28 ± .26</text:p>
          </table:table-cell>
        </table:table-row>
        <table:table-row table:style-name="ro2"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r(N=24) = .35 ± .38</text:p>
          </table:table-cell>
          <table:table-cell office:value-type="string" calcext:value-type="string">
            <text:p>r(N=63) = .27 ± .24</text:p>
          </table:table-cell>
        </table:table-row>
        <table:table-row table:style-name="ro2"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r(N=16) = .16 ± .52</text:p>
          </table:table-cell>
          <table:table-cell office:value-type="string" calcext:value-type="string">
            <text:p>r(N=20) = .14 ± .46</text:p>
          </table:table-cell>
        </table:table-row>
        <table:table-row table:style-name="ro2"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r(N=32) = .38 ± .32</text:p>
          </table:table-cell>
          <table:table-cell office:value-type="string" calcext:value-type="string">
            <text:p>r(N=71) = .38 ± .2</text:p>
          </table:table-cell>
        </table:table-row>
        <table:table-row table:style-name="ro2"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r(N=32) = .34 ± .32</text:p>
          </table:table-cell>
          <table:table-cell office:value-type="string" calcext:value-type="string">
            <text:p>r(N=91) = .1 ± .21</text:p>
          </table:table-cell>
        </table:table-row>
        <table:table-row table:style-name="ro2"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r(N=8) = .74 ± .54</text:p>
          </table:table-cell>
          <table:table-cell office:value-type="string" calcext:value-type="string">
            <text:p>r(N=15) = .7 ± .32</text:p>
          </table:table-cell>
        </table:table-row>
        <table:table-row table:style-name="ro2"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r(N=37) = .62 ± .21</text:p>
          </table:table-cell>
          <table:table-cell office:value-type="string" calcext:value-type="string">
            <text:p>r(N=38) = .48 ± .26</text:p>
          </table:table-cell>
        </table:table-row>
        <table:table-row table:style-name="ro2"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r(N=40) = .52 ± .24</text:p>
          </table:table-cell>
          <table:table-cell office:value-type="string" calcext:value-type="string">
            <text:p>r(N=40) = .32 ± .3</text:p>
          </table:table-cell>
        </table:table-row>
        <table:table-row table:style-name="ro2"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r(N=24) = .71 ± .22</text:p>
          </table:table-cell>
          <table:table-cell office:value-type="string" calcext:value-type="string">
            <text:p>r(N=24) = .68 ± .25</text:p>
          </table:table-cell>
        </table:table-row>
        <table:table-row table:style-name="ro2"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r(N=12) = .55 ± .49</text:p>
          </table:table-cell>
          <table:table-cell office:value-type="string" calcext:value-type="string">
            <text:p>r(N=18) = .35 ± .45</text:p>
          </table:table-cell>
        </table:table-row>
        <table:table-row table:style-name="ro2"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r(N=68) = .37 ± .21</text:p>
          </table:table-cell>
          <table:table-cell office:value-type="string" calcext:value-type="string">
            <text:p>r(N=153) = .1 ± .16</text:p>
          </table:table-cell>
        </table:table-row>
        <table:table-row table:style-name="ro2"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r(N=36) = .38 ± .3</text:p>
          </table:table-cell>
          <table:table-cell office:value-type="string" calcext:value-type="string">
            <text:p>r(N=47) = -.22 ± .28</text:p>
          </table:table-cell>
        </table:table-row>
        <table:table-row table:style-name="ro2"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r(N=59) = .33 ± .24</text:p>
          </table:table-cell>
          <table:table-cell office:value-type="string" calcext:value-type="string">
            <text:p>r(N=120) = .23 ± .17</text:p>
          </table:table-cell>
        </table:table-row>
        <table:table-row table:style-name="ro2"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r(N=141) = .7 ± .09</text:p>
          </table:table-cell>
          <table:table-cell office:value-type="string" calcext:value-type="string">
            <text:p>r(N=51) = .75 ± .13</text:p>
          </table:table-cell>
        </table:table-row>
        <table:table-row table:style-name="ro2"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r(N=32) = .5 ± .28</text:p>
          </table:table-cell>
          <table:table-cell office:value-type="string" calcext:value-type="string">
            <text:p>r(N=8) = -.45 ± .72</text:p>
          </table:table-cell>
        </table:table-row>
        <table:table-row table:style-name="ro2"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r(N=173) = .29 ± .14</text:p>
          </table:table-cell>
          <table:table-cell office:value-type="string" calcext:value-type="string">
            <text:p>r(N=140) = .32 ± .15</text:p>
          </table:table-cell>
        </table:table-row>
        <table:table-row table:style-name="ro2"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r(N=12) = .13 ± .62</text:p>
          </table:table-cell>
          <table:table-cell office:value-type="string" calcext:value-type="string">
            <text:p>r(N=12) = .12 ± .62</text:p>
          </table:table-cell>
        </table:table-row>
        <table:table-row table:style-name="ro2"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r(N=8) = .72 ± .55</text:p>
          </table:table-cell>
          <table:table-cell office:value-type="string" calcext:value-type="string">
            <text:p>r(N=17) = .92 ± .09</text:p>
          </table:table-cell>
        </table:table-row>
        <table:table-row table:style-name="ro2"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r(N=32) = .69 ± .2</text:p>
          </table:table-cell>
          <table:table-cell office:value-type="string" calcext:value-type="string">
            <text:p>r(N=26) = .53 ± .3</text:p>
          </table:table-cell>
        </table:table-row>
        <table:table-row table:style-name="ro2"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r(N=24) = .45 ± .35</text:p>
          </table:table-cell>
          <table:table-cell office:value-type="string" calcext:value-type="string">
            <text:p>r(N=38) = .42 ± .28</text:p>
          </table:table-cell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r(N=4) = .5 ± 1</text:p>
          </table:table-cell>
          <table:table-cell office:value-type="string" calcext:value-type="string">
            <text:p>r(N=5) = .51 ± .94</text:p>
          </table:table-cell>
        </table:table-row>
        <table:table-row table:style-name="ro2"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r(N=30) = .65 ± .23</text:p>
          </table:table-cell>
          <table:table-cell office:value-type="string" calcext:value-type="string">
            <text:p>r(N=24) = .5 ± .34</text:p>
          </table:table-cell>
        </table:table-row>
        <table:table-row table:style-name="ro2"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r(N=14) = .72 ± .33</text:p>
          </table:table-cell>
          <table:table-cell office:value-type="string" calcext:value-type="string">
            <text:p>r(N=19) = .21 ± .46</text:p>
          </table:table-cell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r(N=8) = .86 ± .38</text:p>
          </table:table-cell>
          <table:table-cell office:value-type="string" calcext:value-type="string">
            <text:p>r(N=8) = .12 ± .78</text:p>
          </table:table-cell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r(N=48) = .48 ± .23</text:p>
          </table:table-cell>
          <table:table-cell office:value-type="string" calcext:value-type="string">
            <text:p>r(N=48) = .18 ± .29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r(N=18) = .6 ± .35</text:p>
          </table:table-cell>
          <table:table-cell office:value-type="string" calcext:value-type="string">
            <text:p>r(N=22) = .25 ± .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16:22:48.044000000</dc:date>
    <meta:editing-duration>PT18M59S</meta:editing-duration>
    <meta:editing-cycles>2</meta:editing-cycles>
    <meta:generator>LibreOffice/5.4.2.2$Windows_X86_64 LibreOffice_project/22b09f6418e8c2d508a9eaf86b2399209b0990f4</meta:generator>
    <meta:document-statistic meta:table-count="1" meta:cell-count="593" meta:object-count="0"/>
  </office:meta>
</office:document-meta>
</file>